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9e1" officeooo:paragraph-rsid="001969e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69e1" officeooo:paragraph-rsid="0019c79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19c79d" officeooo:paragraph-rsid="0019c79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9c79d" officeooo:paragraph-rsid="0019c79d"/>
    </style:style>
    <style:style style:name="P5" style:family="paragraph" style:parent-style-name="Standard">
      <style:paragraph-properties>
        <style:tab-stops>
          <style:tab-stop style:position="8.003cm"/>
        </style:tab-stops>
      </style:paragraph-properties>
      <style:text-properties officeooo:rsid="001969e1" officeooo:paragraph-rsid="001969e1"/>
    </style:style>
    <style:style style:name="P6" style:family="paragraph" style:parent-style-name="Standard">
      <style:paragraph-properties>
        <style:tab-stops>
          <style:tab-stop style:position="8.047cm"/>
        </style:tab-stops>
      </style:paragraph-properties>
      <style:text-properties fo:font-size="14pt" fo:font-weight="bold" officeooo:rsid="001969e1" officeooo:paragraph-rsid="001969e1" style:font-size-asian="14pt" style:font-weight-asian="bold" style:font-size-complex="14pt" style:font-weight-complex="bold"/>
    </style:style>
    <style:style style:name="T1" style:family="text">
      <style:text-properties officeooo:rsid="001c2f7d"/>
    </style:style>
    <style:style style:name="T2" style:family="text">
      <style:text-properties fo:font-size="14pt" officeooo:rsid="001c2f7d" style:font-size-asian="14pt" style:font-size-complex="14pt"/>
    </style:style>
    <style:style style:name="T3" style:family="text">
      <style:text-properties fo:font-size="14pt" fo:font-weight="bold" officeooo:rsid="001c2f7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nbelegung des MAX7219 zusammen mit </text:p>
      <text:p text:style-name="P2">Display TA12-11HWA</text:p>
      <text:p text:style-name="P6">MAX7219-Pins:<text:tab/><text:span text:style-name="T1">Pins des DS3231</text:span></text:p>
      <text:p text:style-name="P5">M01 – Arduino 12<text:tab/><text:span text:style-name="T1">GND – GND </text:span></text:p>
      <text:p text:style-name="P5">M02 – Display09<text:tab/><text:span text:style-name="T1">VCC – +5V des Arduino <text:s/></text:span></text:p>
      <text:p text:style-name="P5">M03 – Display01 <text:tab/><text:span text:style-name="T1">SDA – A4 Arduino </text:span></text:p>
      <text:p text:style-name="P5">M04 – Ground <text:tab/><text:span text:style-name="T1">SCL – A5 Arduino </text:span></text:p>
      <text:p text:style-name="P5">M05 – Display02 <text:tab/></text:p>
      <text:p text:style-name="P5">M06 – Display08 <text:tab/><text:span text:style-name="T3">Taster 1 Stunden</text:span></text:p>
      <text:p text:style-name="P5">M07 – Display12 <text:tab/><text:span text:style-name="T1">Links – GND </text:span></text:p>
      <text:p text:style-name="P5">M08 – Frei (wäre Zeile 8)<text:tab/><text:span text:style-name="T1">Rechts – D2 Arduino (Interrupt 0)</text:span></text:p>
      <text:p text:style-name="P5">M09 – Ground <text:tab/></text:p>
      <text:p text:style-name="P5">M10 – Display07 <text:tab/><text:span text:style-name="T3">Taster 2 Minuten</text:span></text:p>
      <text:p text:style-name="P5">M11 – Display14 <text:tab/><text:span text:style-name="T1">Links – GND </text:span></text:p>
      <text:p text:style-name="P5">M12 – Arduino 10 <text:tab/><text:span text:style-name="T1">Rechts – D3 Arduino (Interrupt 1)</text:span></text:p>
      <text:p text:style-name="P1"/>
      <text:p text:style-name="P1">M13 – Arduino 11</text:p>
      <text:p text:style-name="P1">M14 – Display13 </text:p>
      <text:p text:style-name="P1">M15 – Frei (wäre Spalte 6)</text:p>
      <text:p text:style-name="P1">M16 – Display03 </text:p>
      <text:p text:style-name="P1">M17 – Frei (wäre Spalte 7) </text:p>
      <text:p text:style-name="P1">M18 – über 33k-Ohm auf +5V</text:p>
      <text:p text:style-name="P1">M19 – auf +5V </text:p>
      <text:p text:style-name="P1">M20 – Display04 </text:p>
      <text:p text:style-name="P1">M21 – Display06 </text:p>
      <text:p text:style-name="P1">M22 – Frei (wäre Dezimalpunkt)</text:p>
      <text:p text:style-name="P1">M23 – Display10 </text:p>
      <text:p text:style-name="P1">M24 – Frei (geht zu einem 2. Treiber)</text:p>
      <text:p text:style-name="P1"/>
      <text:p text:style-name="P3">Display TA12-HWA von Kingston</text:p>
      <text:p text:style-name="P4">D01 – MAX7219-P03</text:p>
      <text:p text:style-name="P4">D02 – MAX7219-P05 </text:p>
      <text:p text:style-name="P4">D03 – MAX7219-P16 </text:p>
      <text:p text:style-name="P4">D04 – MAX7219-P20 </text:p>
      <text:p text:style-name="P4">D05 – Frei (liegt zusammen mit 12) </text:p>
      <text:p text:style-name="P4">D06 – MAX7219-P21 <text:s/></text:p>
      <text:p text:style-name="P4">D07 – MAX7219-P10 </text:p>
      <text:p text:style-name="P4">D08 – MAX7219-P06 </text:p>
      <text:p text:style-name="P4">D09 – MAX7219-P02 </text:p>
      <text:p text:style-name="P4">D10 – MAX7219-P23 </text:p>
      <text:p text:style-name="P4">D11 – Frei (liegt zusammen mit 4)</text:p>
      <text:p text:style-name="P4">D12 – MAX7219-P07</text:p>
      <text:p text:style-name="P4">D13 – MAX7219-P14 </text:p>
      <text:p text:style-name="P4">D14 – MAX7219-P11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5:56:26.965949000</meta:creation-date>
    <dc:date>2015-12-30T18:53:57.492712000</dc:date>
    <meta:editing-duration>PT24M17S</meta:editing-duration>
    <meta:editing-cycles>4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42" meta:word-count="154" meta:character-count="1048" meta:non-whitespace-character-count="852"/>
  </office:meta>
</office:document-meta>
</file>